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4a6" officeooo:paragraph-rsid="001514a6"/>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514a6" officeooo:paragraph-rsid="001514a6" style:font-weight-asian="bold" style:font-weight-complex="bold"/>
    </style:style>
    <style:style style:name="P4" style:family="paragraph" style:parent-style-name="Standard">
      <style:text-properties fo:font-weight="bold" officeooo:paragraph-rsid="001514a6" style:font-weight-asian="bold" style:font-weight-complex="bold"/>
    </style:style>
    <style:style style:name="P5" style:family="paragraph" style:parent-style-name="Standard">
      <style:text-properties fo:font-weight="normal" officeooo:rsid="001514a6" officeooo:paragraph-rsid="001514a6" style:font-weight-asian="normal" style:font-weight-complex="normal"/>
    </style:style>
    <style:style style:name="P6" style:family="paragraph" style:parent-style-name="Standard">
      <style:text-properties fo:font-weight="normal" officeooo:rsid="00199968" officeooo:paragraph-rsid="00199968" style:font-weight-asian="normal" style:font-weight-complex="normal"/>
    </style:style>
    <style:style style:name="P7" style:family="paragraph" style:parent-style-name="Text_20_body">
      <style:text-properties fo:font-size="12pt" fo:font-weight="normal" officeooo:rsid="001514a6" officeooo:paragraph-rsid="001514a6" style:font-size-asian="12pt" style:font-weight-asian="normal" style:font-size-complex="12pt" style:font-weight-complex="normal"/>
    </style:style>
    <style:style style:name="P8" style:family="paragraph" style:parent-style-name="Text_20_body">
      <style:paragraph-properties fo:margin-top="0cm" fo:margin-bottom="0cm" loext:contextual-spacing="false"/>
      <style:text-properties fo:font-weight="bold" officeooo:rsid="001634f1" officeooo:paragraph-rsid="001634f1" style:font-weight-asian="bold" style:font-weight-complex="bold"/>
    </style:style>
    <style:style style:name="P9" style:family="paragraph" style:parent-style-name="Text_20_body">
      <style:paragraph-properties fo:margin-top="0cm" fo:margin-bottom="0cm" loext:contextual-spacing="false"/>
      <style:text-properties fo:font-weight="normal" officeooo:rsid="001634f1" officeooo:paragraph-rsid="001634f1" style:font-weight-asian="normal" style:font-weight-complex="normal"/>
    </style:style>
    <style:style style:name="P10" style:family="paragraph" style:parent-style-name="Text_20_body">
      <style:paragraph-properties fo:margin-top="0cm" fo:margin-bottom="0cm" loext:contextual-spacing="false"/>
      <style:text-properties fo:font-weight="normal" officeooo:rsid="00199968" officeooo:paragraph-rsid="001634f1" style:font-weight-asian="normal" style:font-weight-complex="normal"/>
    </style:style>
    <style:style style:name="T1" style:family="text">
      <style:text-properties officeooo:rsid="001514a6"/>
    </style:style>
    <style:style style:name="T2" style:family="text">
      <style:text-properties fo:font-weight="bold" style:font-weight-asian="bold" style:font-weight-complex="bold"/>
    </style:style>
    <style:style style:name="T3" style:family="text">
      <style:text-properties fo:font-variant="normal" fo:text-transform="none" fo:color="#292929" style:font-name="Liberation Serif" fo:font-style="normal"/>
    </style:style>
    <style:style style:name="T4" style:family="text">
      <style:text-properties fo:font-variant="normal" fo:text-transform="none" fo:color="#292929" style:font-name="Liberation Serif" fo:font-style="normal" officeooo:rsid="001634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P2"/>
      <text:p text:style-name="P1"><text:span text:style-name="T2">Approach:</text:span><text:line-break/></text:p>
      <text:p text:style-name="P3">1. Data Cleaning and Preprocessing:</text:p>
      <text:p text:style-name="P1">It means to bring your text into a form that is predictable and analyzable for your task. <text:s/></text:p>
      <text:p text:style-name="P1"/>
      <text:p text:style-name="P3">2.Lower Casing:</text:p>
      <text:p text:style-name="P5">Lowercasing ALL your text data is one of the simplest and most effective forms of text preprocessing. It is used when dataset is not large and helps with performance of expected output.</text:p>
      <text:p text:style-name="P5"/>
      <text:p text:style-name="P4"><text:span text:style-name="T1">3.Stop words removal:</text:span></text:p>
      <text:p text:style-name="P7"><text:bookmark text:name="bc54"/><text:span text:style-name="T3">Stop words are a set of commonly used words in a language. Examples of stop words in English are “a”, “the”, “is”, “are” and etc. </text:span><text:span text:style-name="T4">The aim to use stopwords is to remove l</text:span><text:span text:style-name="T3">ow information words from text, we can focus on the important words.</text:span></text:p>
      <text:p text:style-name="P8">4.Lemmatization:</text:p>
      <text:p text:style-name="P9">lemmatization have its own dictionary in the backend so it returns their root word.</text:p>
      <text:p text:style-name="P9"/>
      <text:p text:style-name="P8">5.EDA</text:p>
      <text:p text:style-name="P8"/>
      <text:p text:style-name="P8">6.Model Analysis:</text:p>
      <text:p text:style-name="P9">The text needs to be transformed to vectors so as the algorithms will be able make predictions.After removing punctuation, lower casing, stop words, and lemmatization importance of a word is determined in terms of its frequency.</text:p>
      <text:p text:style-name="P10"/>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10:19:55.753916130</meta:creation-date>
    <dc:date>2022-04-07T19:56:42.755661369</dc:date>
    <meta:editing-duration>PT25M55S</meta:editing-duration>
    <meta:editing-cycles>2</meta:editing-cycles>
    <meta:generator>LibreOffice/6.4.7.2$Linux_X86_64 LibreOffice_project/40$Build-2</meta:generator>
    <meta:document-statistic meta:table-count="0" meta:image-count="0" meta:object-count="0" meta:page-count="1" meta:paragraph-count="13" meta:word-count="160" meta:character-count="944" meta:non-whitespace-character-count="794"/>
  </office:meta>
</office:document-meta>
</file>